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9cm" svg:stroke-color="#000000" draw:marker-start-width="0.275cm" draw:marker-start-center="false" draw:marker-end-width="0.275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226cm" svg:y1="13.842cm" svg:x2="9.226cm" svg:y2="16.341cm">
              <text:p/>
            </draw:line>
            <draw:line draw:style-name="gr1" draw:text-style-name="P1" draw:layer="layout" svg:x1="9.642cm" svg:y1="13.842cm" svg:x2="9.642cm" svg:y2="16.341cm">
              <text:p/>
            </draw:line>
            <draw:line draw:style-name="gr1" draw:text-style-name="P1" draw:layer="layout" svg:x1="10.06cm" svg:y1="13.842cm" svg:x2="10.06cm" svg:y2="16.341cm">
              <text:p/>
            </draw:line>
            <draw:line draw:style-name="gr1" draw:text-style-name="P1" draw:layer="layout" svg:x1="10.475cm" svg:y1="13.842cm" svg:x2="10.475cm" svg:y2="16.341cm">
              <text:p/>
            </draw:line>
            <draw:line draw:style-name="gr1" draw:text-style-name="P1" draw:layer="layout" svg:x1="10.891cm" svg:y1="13.842cm" svg:x2="10.891cm" svg:y2="16.341cm">
              <text:p/>
            </draw:line>
            <draw:line draw:style-name="gr1" draw:text-style-name="P1" draw:layer="layout" svg:x1="11.307cm" svg:y1="13.842cm" svg:x2="11.307cm" svg:y2="16.341cm">
              <text:p/>
            </draw:line>
            <draw:line draw:style-name="gr1" draw:text-style-name="P1" draw:layer="layout" svg:x1="11.724cm" svg:y1="13.842cm" svg:x2="11.724cm" svg:y2="16.341cm">
              <text:p/>
            </draw:line>
            <draw:line draw:style-name="gr1" draw:text-style-name="P1" draw:layer="layout" svg:x1="12.14cm" svg:y1="13.842cm" svg:x2="12.14cm" svg:y2="16.341cm">
              <text:p/>
            </draw:line>
            <draw:line draw:style-name="gr1" draw:text-style-name="P1" draw:layer="layout" svg:x1="12.556cm" svg:y1="13.842cm" svg:x2="12.556cm" svg:y2="16.341cm">
              <text:p/>
            </draw:line>
            <draw:line draw:style-name="gr1" draw:text-style-name="P1" draw:layer="layout" svg:x1="9.226cm" svg:y1="16.34cm" svg:x2="12.556cm" svg:y2="16.34cm">
              <text:p/>
            </draw:line>
            <draw:line draw:style-name="gr1" draw:text-style-name="P1" draw:layer="layout" svg:x1="9.226cm" svg:y1="15.922cm" svg:x2="12.556cm" svg:y2="15.922cm">
              <text:p/>
            </draw:line>
            <draw:line draw:style-name="gr1" draw:text-style-name="P1" draw:layer="layout" svg:x1="9.226cm" svg:y1="15.509cm" svg:x2="12.556cm" svg:y2="15.509cm">
              <text:p/>
            </draw:line>
            <draw:line draw:style-name="gr1" draw:text-style-name="P1" draw:layer="layout" svg:x1="9.226cm" svg:y1="15.091cm" svg:x2="12.556cm" svg:y2="15.091cm">
              <text:p/>
            </draw:line>
            <draw:line draw:style-name="gr1" draw:text-style-name="P1" draw:layer="layout" svg:x1="9.226cm" svg:y1="14.675cm" svg:x2="12.556cm" svg:y2="14.675cm">
              <text:p/>
            </draw:line>
            <draw:line draw:style-name="gr1" draw:text-style-name="P1" draw:layer="layout" svg:x1="9.226cm" svg:y1="14.257cm" svg:x2="12.556cm" svg:y2="14.257cm">
              <text:p/>
            </draw:line>
            <draw:line draw:style-name="gr1" draw:text-style-name="P1" draw:layer="layout" svg:x1="9.226cm" svg:y1="13.842cm" svg:x2="12.556cm" svg:y2="13.842cm">
              <text:p/>
            </draw:line>
          </draw:g>
          <draw:polyline draw:style-name="gr2" draw:text-style-name="P2" draw:layer="layout" svg:width="2.497cm" svg:height="2.498cm" svg:x="9.642cm" svg:y="13.842cm" svg:viewBox="0 0 2498 2499" draw:points="0,2499 0,833 416,0 1665,0 2498,1249 0,833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15:17.453214188</meta:creation-date>
    <dc:date>2018-05-17T14:15:34.789767971</dc:date>
    <meta:editing-duration>PT17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